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fill="solid" draw:fill-color="#e6e6e6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6.448cm" svg:height="19.018cm" svg:x="1.626cm" svg:y="0.991cm">
          <text:p text:style-name="P2"/>
        </draw:rect>
        <draw:frame draw:style-name="gr2" draw:text-style-name="P3" draw:layer="layout" svg:width="27.092cm" svg:height="11.618cm" svg:x="0.569cm" svg:y="3.71cm">
          <draw:text-box>
            <text:p text:style-name="P2"><text:span text:style-name="T1"><text:tab/></text:span></text:p>
            <text:p text:style-name="P2"><text:span text:style-name="T1"><text:tab/></text:span><text:span text:style-name="T2">&lt;bean id="CocoTheMonkey.playPlan" class="com.georgetownsoftware.blackboard.examples.cocothemonkey.Play" singleton="true"&gt;</text:span></text:p>
            <text:p text:style-name="P2"><text:span text:style-name="T2"><text:tab/></text:span><text:span text:style-name="T2"><text:tab/></text:span><text:span text:style-name="T2">&lt;property name="planName"&gt;&lt;value&gt;play&lt;/value&gt;&lt;/property&gt;</text:span></text:p>
            <text:p text:style-name="P2"><text:span text:style-name="T2"><text:tab/></text:span><text:span text:style-name="T2">&lt;/bean&gt;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tab/></text:span><text:span text:style-name="T2">&lt;bean id="CocoTheMonkey.sleepPlan" class="com.georgetownsoftware.blackboard.examples.cocothemonkey.Sleep" singleton="true"&gt;</text:span></text:p>
            <text:p text:style-name="P2"><text:span text:style-name="T2"><text:tab/></text:span><text:span text:style-name="T2"><text:tab/></text:span><text:span text:style-name="T2">&lt;property name="planName"&gt;&lt;value&gt;sleep&lt;/value&gt;&lt;/property&gt;</text:span></text:p>
            <text:p text:style-name="P2"><text:span text:style-name="T2"><text:tab/></text:span><text:span text:style-name="T2">&lt;/bean&gt;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tab/></text:span><text:span text:style-name="T2">&lt;bean id="CocoTheMonkey.eatPlan" class="com.georgetownsoftware.blackboard.examples.cocothemonkey.Eat" singleton="true"&gt;</text:span></text:p>
            <text:p text:style-name="P2"><text:span text:style-name="T2"><text:tab/></text:span><text:span text:style-name="T2"><text:tab/></text:span><text:span text:style-name="T2">&lt;property name="planName"&gt;&lt;value&gt;eat&lt;/value&gt;&lt;/property&gt;</text:span></text:p>
            <text:p text:style-name="P2"><text:span text:style-name="T2"><text:tab/></text:span><text:span text:style-name="T2">&lt;/bean&gt;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tab/></text:span><text:span text:style-name="T2">&lt;bean id="CocoTheMonkey.huntPlan" class="com.georgetownsoftware.blackboard.examples.cocothemonkey.Hunt" singleton="true"&gt;</text:span></text:p>
            <text:p text:style-name="P2"><text:span text:style-name="T2"><text:tab/></text:span><text:span text:style-name="T2"><text:tab/></text:span><text:span text:style-name="T2">&lt;property name="planName"&gt;&lt;value&gt;hunt&lt;/value&gt;&lt;/property&gt;</text:span></text:p>
            <text:p text:style-name="P2"><text:span text:style-name="T2"><text:tab/></text:span><text:span text:style-name="T2">&lt;/bean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12-14T13:18:15</meta:creation-date>
    <dc:date>2006-12-14T13:24:42</dc:date>
    <dc:language>en-US</dc:language>
    <meta:editing-cycles>2</meta:editing-cycles>
    <meta:editing-duration>PT6M27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